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.9mm"/>
    </style:style>
    <style:style style:name="co2" style:family="table-column">
      <style:table-column-properties fo:break-before="auto" style:column-width="28.31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6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6"/>
        <table:table-column table:style-name="co5" table:default-cell-style-name="ce3"/>
        <table:table-row table:style-name="ro1">
          <table:table-cell table:style-name="ce1" office:value-type="string" calcext:value-type="string">
            <text:p>Dependency</text:p>
          </table:table-cell>
          <table:table-cell table:style-name="ce1" office:value-type="string" calcext:value-type="string">
            <text:p>Highest Severity</text:p>
          </table:table-cell>
          <table:table-cell table:style-name="ce1" office:value-type="string" calcext:value-type="string">
            <text:p>CVE Count</text:p>
          </table:table-cell>
          <table:table-cell table:style-name="ce1" office:value-type="string" calcext:value-type="string">
            <text:p>Confidence</text:p>
          </table:table-cell>
          <table:table-cell table:style-name="ce1" office:value-type="string" calcext:value-type="string">
            <text:p>Evidence Count</text:p>
          </table:table-cell>
        </table:table-row>
        <table:table-row table:style-name="ro1">
          <table:table-cell table:style-name="ce2" office:value-type="string" calcext:value-type="string" table:number-columns-spanned="5" table:number-rows-spanned="1">
            <text:p>Dat Nucleo</text:p>
          </table:table-cell>
          <table:covered-table-cell table:number-columns-repeated="4" table:style-name="ce4"/>
        </table:table-row>
        <table:table-row table:style-name="ro1">
          <table:table-cell office:value-type="string" calcext:value-type="string">
            <text:p><text:a xlink:href="#l29_5675fd96b29656504b86029551973d60fb41339b" xlink:type="simple">commons-beanutils-1.7.0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Highest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<text:a xlink:href="#l7_5d3ccc056b6f056dbf0dddfdf43894b9065a8f94" xlink:type="simple">dom4j-1.6.1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Highes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<text:a xlink:href="#l13_990905cd9184450c5f3e929ab2566305e3a67fa1" xlink:type="simple">hibernate-validator-5.2.2.Final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Highest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<text:a xlink:href="#l20_e4ca30a6a3a075053a61c6fc850d2432dc012ba7" xlink:type="simple">httpclient-4.2.6.jar</text:a></text:p>
          </table:table-cell>
          <table:table-cell office:value-type="string" calcext:value-type="string">
            <text:p>MEDIUM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Highest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<text:a xlink:href="#l33_c876c26e1ac0c268c86351dbf8e556bcfe7fd900" xlink:type="simple">postgresql-8.4-701.jdbc4.jar</text:a></text:p>
          </table:table-cell>
          <table:table-cell office:value-type="string" calcext:value-type="string">
            <text:p>HIGH</text:p>
          </table:table-cell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Highest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string" calcext:value-type="string" table:number-columns-spanned="5" table:number-rows-spanned="1">
            <text:p>Dat Service</text:p>
          </table:table-cell>
          <table:covered-table-cell table:number-columns-repeated="4" table:style-name="ce5"/>
        </table:table-row>
        <table:table-row table:style-name="ro1">
          <table:table-cell office:value-type="string" calcext:value-type="string">
            <text:p><text:a xlink:href="#l2_686ef3410bcf4ab8ce7fd0b899e832aaba5facf7" xlink:type="simple">commons-beanutils-1.8.3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Highest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<text:a xlink:href="#l5_c1a7133db9008fa1eae082e6158c3f4c128ec27e" xlink:type="simple">commons-email-1.3.3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Highest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<text:a xlink:href="#l11_127f84aadd082da2c6ac66423f4c913e0af22405" xlink:type="simple">jasperreports-6.3.0.jar</text:a>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Highest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<text:a xlink:href="#l15_de366c3243a586eb3c0e2bcde1ed9bb1bfb985ff" xlink:type="simple">bcprov-jdk14-138.jar</text:a></text:p>
          </table:table-cell>
          <table:table-cell office:value-type="string" calcext:value-type="string">
            <text:p>HIGH</text:p>
          </table:table-cell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Highest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<text:a xlink:href="#l26_663f531c1b82f91c0cd1142b6ebed07b0c58dbf3" xlink:type="simple">spring-aop-3.0.6.RELEASE.jar</text:a></text:p>
          </table:table-cell>
          <table:table-cell office:value-type="string" calcext:value-type="string">
            <text:p>CRITICAL</text:p>
          </table:table-cell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Highest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<text:a xlink:href="#l28_0c70e04d81ef9810983e98ff5c7c6af0bfd8a8b9" xlink:type="simple">spring-core-3.0.6.RELEASE.jar</text:a></text:p>
          </table:table-cell>
          <table:table-cell office:value-type="string" calcext:value-type="string">
            <text:p>CRITICAL</text:p>
          </table:table-cell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Highest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<text:a xlink:href="#l30_61d1e5aaf474462b0c9bfef8aeb6a7205bd56a90" xlink:type="simple">jackson-databind-2.1.4.jar</text:a></text:p>
          </table:table-cell>
          <table:table-cell office:value-type="string" calcext:value-type="string">
            <text:p>CRITICAL</text:p>
          </table:table-cell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Highest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<text:a xlink:href="#l54_e4ca30a6a3a075053a61c6fc850d2432dc012ba7" xlink:type="simple">httpclient-4.2.6.jar</text:a></text:p>
          </table:table-cell>
          <table:table-cell office:value-type="string" calcext:value-type="string">
            <text:p>MEDIUM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Highest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2" office:value-type="string" calcext:value-type="string" table:number-columns-spanned="5" table:number-rows-spanned="1">
            <text:p>Dat Web Declarante</text:p>
          </table:table-cell>
          <table:covered-table-cell table:number-columns-repeated="4" table:style-name="ce5"/>
        </table:table-row>
        <table:table-row table:style-name="ro1">
          <table:table-cell office:value-type="string" calcext:value-type="string">
            <text:p><text:a xlink:href="#l193_78f94c0afee9f98b4dc736d239a0cc8fcf1e4ba5" xlink:type="simple">bootstrap-4.0.0-beta.2.jar: bootstrap.bundle.js</text:a></text:p>
          </table:table-cell>
          <table:table-cell office:value-type="string" calcext:value-type="string">
            <text:p>MEDIU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196_46d1f82f1ff4224130c6153a8a6db457477b7097" xlink:type="simple">bootstrap-4.0.0-beta.2.jar: bootstrap.bundle.min.js</text:a></text:p>
          </table:table-cell>
          <table:table-cell office:value-type="string" calcext:value-type="string">
            <text:p>MEDIU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197_b720f839e87435959fceb77fffb8b03c2304c5c5" xlink:type="simple">bootstrap-4.0.0-beta.2.jar: bootstrap.js</text:a></text:p>
          </table:table-cell>
          <table:table-cell office:value-type="string" calcext:value-type="string">
            <text:p>MEDIU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192_3c639c4af5c036a6ee364215bd12c0b12937827d" xlink:type="simple">bootstrap-4.0.0-beta.2.jar: bootstrap.min.js</text:a></text:p>
          </table:table-cell>
          <table:table-cell office:value-type="string" calcext:value-type="string">
            <text:p>MEDIU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69_5675fd96b29656504b86029551973d60fb41339b" xlink:type="simple">commons-beanutils-1.7.0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Highest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<text:a xlink:href="#l62_e4ca30a6a3a075053a61c6fc850d2432dc012ba7" xlink:type="simple">httpclient-4.2.6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Highest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<text:a xlink:href="#l85_0511abe9863c2ea7084efa7e24d1d86c5b3974f1" xlink:type="simple">jquery-1.10.2.min.js</text:a></text:p>
          </table:table-cell>
          <table:table-cell office:value-type="string" calcext:value-type="string">
            <text:p>MEDIUM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195_a8ca6c1e4553704dfea3ad394305a8eb0e2165ef" xlink:type="simple">jquery-3.0.0.jar: jquery.js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191_452016e537139320a82958d64b604b0cd2d4363e" xlink:type="simple">jquery-3.0.0.jar: jquery.min.js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81_743052320809514fb788fe1d3df37fc87ce90452" xlink:type="simple">jquery-migrate-1.2.1.min.js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88_abd6f85a04584792d77e4791c441ff49e9e28c0d" xlink:type="simple">jquery-ui.min.js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308_276c87ff3e1e3155679c318938e74e5c1b76d809" xlink:type="simple">popper.js-1.12.3.jar: jquery.min.js</text:a></text:p>
          </table:table-cell>
          <table:table-cell office:value-type="string" calcext:value-type="string">
            <text:p>MEDIUM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117_329b1a9d48023ac8ae9098eddbbc594d4cadb717" xlink:type="simple">primefaces-6.1.jar: jquery.js</text:a></text:p>
          </table:table-cell>
          <table:table-cell office:value-type="string" calcext:value-type="string">
            <text:p>MEDIUM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79_b5dede9d890f335998a8ebf479809fe365b927fc" xlink:type="simple">shiro-core-1.3.2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Highest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<text:a xlink:href="#l48_0c70e04d81ef9810983e98ff5c7c6af0bfd8a8b9" xlink:type="simple">spring-core-3.0.6.RELEASE.jar</text:a></text:p>
          </table:table-cell>
          <table:table-cell office:value-type="string" calcext:value-type="string">
            <text:p>CRITICAL</text:p>
          </table:table-cell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Highest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<text:a xlink:href="#l5_bce3282142b63068260f021fcbe48b72e8d71a1a" xlink:type="simple">xstream-1.4.7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Highest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2" office:value-type="string" calcext:value-type="string" table:number-columns-spanned="5" table:number-rows-spanned="1">
            <text:p>Dat Web Validacao</text:p>
          </table:table-cell>
          <table:covered-table-cell table:number-columns-repeated="4" table:style-name="ce5"/>
        </table:table-row>
        <table:table-row table:style-name="ro1">
          <table:table-cell office:value-type="string" calcext:value-type="string">
            <text:p><text:a xlink:href="#l195_78f94c0afee9f98b4dc736d239a0cc8fcf1e4ba5" xlink:type="simple">bootstrap-4.0.0-beta.2.jar: bootstrap.bundle.js</text:a></text:p>
          </table:table-cell>
          <table:table-cell office:value-type="string" calcext:value-type="string">
            <text:p>MEDIU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225_46d1f82f1ff4224130c6153a8a6db457477b7097" xlink:type="simple">bootstrap-4.0.0-beta.2.jar: bootstrap.bundle.min.js</text:a></text:p>
          </table:table-cell>
          <table:table-cell office:value-type="string" calcext:value-type="string">
            <text:p>MEDIU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230_b720f839e87435959fceb77fffb8b03c2304c5c5" xlink:type="simple">bootstrap-4.0.0-beta.2.jar: bootstrap.js</text:a></text:p>
          </table:table-cell>
          <table:table-cell office:value-type="string" calcext:value-type="string">
            <text:p>MEDIU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191_3c639c4af5c036a6ee364215bd12c0b12937827d" xlink:type="simple">bootstrap-4.0.0-beta.2.jar: bootstrap.min.js</text:a></text:p>
          </table:table-cell>
          <table:table-cell office:value-type="string" calcext:value-type="string">
            <text:p>MEDIU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59_5675fd96b29656504b86029551973d60fb41339b" xlink:type="simple">commons-beanutils-1.7.0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Highest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<text:a xlink:href="#l51_e4ca30a6a3a075053a61c6fc850d2432dc012ba7" xlink:type="simple">httpclient-4.2.6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Highest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<text:a xlink:href="#l181_a8ca6c1e4553704dfea3ad394305a8eb0e2165ef" xlink:type="simple">jquery-3.0.0.jar: jquery.js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179_452016e537139320a82958d64b604b0cd2d4363e" xlink:type="simple">jquery-3.0.0.jar: jquery.min.js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307_fd81582bf1b15e6747472df880ca822c362a97d1" xlink:type="simple">jquery-3.2.1.jar: jquery.js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306_1055018c28ab41087ef9ccefe411606893dabea2" xlink:type="simple">jquery-3.2.1.jar: jquery.min.js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304_8499c1dbaea014f093a32591767e6cad0dfad2cc" xlink:type="simple">jquery-3.2.1.jar: jquery.slim.js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305_9e89d1515bc4c371b86f4cb1002fd8e377c1829f" xlink:type="simple">jquery-3.2.1.jar: jquery.slim.min.js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76_d0d73d1db6a793163296fc019676844f86e93eec" xlink:type="simple">jquery.js</text:a></text:p>
          </table:table-cell>
          <table:table-cell office:value-type="string" calcext:value-type="string">
            <text:p>MEDIUM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133_329b1a9d48023ac8ae9098eddbbc594d4cadb717" xlink:type="simple">primefaces-6.1.jar: jquery.js</text:a></text:p>
          </table:table-cell>
          <table:table-cell office:value-type="string" calcext:value-type="string">
            <text:p>MEDIUM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2_4ddf1b83360c7e39f02e3e20ca364d2c448ed01f" xlink:type="simple">shiro-core-1.2.3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Highest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<text:a xlink:href="#l36_0c70e04d81ef9810983e98ff5c7c6af0bfd8a8b9" xlink:type="simple">spring-core-3.0.6.RELEASE.jar</text:a></text:p>
          </table:table-cell>
          <table:table-cell office:value-type="string" calcext:value-type="string">
            <text:p>CRITICAL</text:p>
          </table:table-cell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Highest</text:p>
          </table:table-cell>
          <table:table-cell office:value-type="float" office:value="28" calcext:value-type="float">
            <text:p>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3T14:24:42.799277691</meta:creation-date>
    <dc:date>2020-03-23T14:34:24.207272059</dc:date>
    <meta:editing-duration>PT5M</meta:editing-duration>
    <meta:editing-cycles>3</meta:editing-cycles>
    <meta:generator>LibreOffice/6.0.7.3$Linux_X86_64 LibreOffice_project/00m0$Build-3</meta:generator>
    <meta:document-statistic meta:table-count="1" meta:cell-count="211" meta:object-count="0"/>
  </office:meta>
</office:document-meta>
</file>